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frac>
          <mrow>
            <msub>
              <mi>m</mi>
              <mtext>e</mtext>
            </msub>
            <msup>
              <mi>v</mi>
              <mn>2</mn>
            </msup>
          </mrow>
          <mi>r</mi>
        </mfrac>
        <mo stretchy="false">=</mo>
        <mi>q</mi>
      </mrow>
      <mi>v</mi>
      <mi>B</mi>
      <mo stretchy="false">⇔</mo>
      <mrow>
        <mfrac>
          <mi>v</mi>
          <mrow>
            <mrow>
              <mi>q</mi>
              <mo stretchy="false">/</mo>
              <msub>
                <mi>m</mi>
                <mtext>e</mtext>
              </msub>
            </mrow>
          </mrow>
        </mfrac>
        <mo stretchy="false">=</mo>
        <mi mathvariant="italic">rB</mi>
      </mrow>
    </mrow>
    <annotation encoding="StarMath 5.0">{m_"e" v^2} over r = q v B dlrarrow v over {q / m_"e"} = rB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